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44b" officeooo:paragraph-rsid="0013e44b"/>
    </style:style>
    <style:style style:name="P2" style:family="paragraph" style:parent-style-name="Standard">
      <style:text-properties officeooo:rsid="0014015b" officeooo:paragraph-rsid="0014015b"/>
    </style:style>
    <style:style style:name="P3" style:family="paragraph" style:parent-style-name="Standard">
      <style:text-properties officeooo:rsid="0014fd4a" officeooo:paragraph-rsid="0014f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technologies</text:p>
      <text:p text:style-name="P1"/>
      <text:p text:style-name="P2"/>
      <text:p text:style-name="P2">HTML</text:p>
      <text:p text:style-name="P2">CSS</text:p>
      <text:p text:style-name="P2">Javascript</text:p>
      <text:p text:style-name="P2">JQuery</text:p>
      <text:p text:style-name="P2">AJAX</text:p>
      <text:p text:style-name="P2"><text:tab/>XML/JSON</text:p>
      <text:p text:style-name="P2">AngularJS</text:p>
      <text:p text:style-name="P3">NodeJS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45:25.725396071</meta:creation-date>
    <dc:date>2017-10-17T10:39:54.212031860</dc:date>
    <meta:editing-duration>PT21H53M56S</meta:editing-duration>
    <meta:editing-cycles>1</meta:editing-cycles>
    <meta:document-statistic meta:table-count="0" meta:image-count="0" meta:object-count="0" meta:page-count="1" meta:paragraph-count="9" meta:word-count="10" meta:character-count="67" meta:non-whitespace-character-count="65"/>
    <meta:generator>LibreOffice/5.1.6.2$Linux_X86_64 LibreOffice_project/10m0$Build-2</meta:generator>
  </office:meta>
</office:document-meta>
</file>